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10-07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8-19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6-05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3-26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1-26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8-22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6-18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5-22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5-03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4-03-20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3-11-21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3-10-17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3-09-20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3-08-22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3-07-25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3-06-23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3-05-23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3-04-17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2-11-16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2-10-21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2-09-19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2-08-24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2-07-27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2-06-27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2-04-2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2-03-24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1-11-24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1-10-20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1-09-21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1-08-19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1-07-21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1-06-17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1-04-15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1-03-22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0-11-19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0-10-26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0-09-22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0-08-18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0-07-22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0-06-17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20-05-27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9-11-19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9-10-23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9-09-19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9-08-22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9-07-23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9-06-24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9-05-16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9-04-1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8-11-13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8-10-17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8-09-26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8-08-16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8-07-17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8-06-12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8-05-10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8-04-23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7-11-22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7-10-26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7-09-21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7-08-23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7-07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7-06-26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7-05-23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7-04-27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6-11-09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6-10-12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6-09-14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6-08-09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6-07-14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6-06-08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6-06-01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6-05-1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6-04-13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5-11-13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5-10-06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5-09-11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5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5-06-08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5-05-12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5-04-08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4-11-06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4-10-09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4-09-08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4-08-12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4-07-08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4-06-12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4-05-13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4-04-11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3-11-0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3-10-0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3-09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3-08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3-07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3-06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3-05-0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3-04-0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2-11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2-10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2-09-1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2-08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2-07-0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2-06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2-05-0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2-04-1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1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8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8-06-10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7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6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6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6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6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6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6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6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6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5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5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4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4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3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3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1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2000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9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8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7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7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7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6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6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6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6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6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6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5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4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2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0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9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8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8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8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8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529</text:p>
          </table:table-cell>
          <table:table-cell office:value-type="string" calcext:value-type="string">
            <text:p>QWTA nr Milan, CP 13 SURFICIAL</text:p>
          </table:table-cell>
          <table:table-cell office:value-type="string" calcext:value-type="string">
            <text:p>198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7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010" meta:object-count="0"/>
    <meta:user-defined meta:name="AppVersion">3.0</meta:user-defined>
  </office:meta>
</office:document-meta>
</file>